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Times New Roman"/>
    </style:style>
    <style:style style:name="P2" style:family="paragraph" style:parent-style-name="Heading_20_2">
      <style:text-properties style:font-name="Times New Roman"/>
    </style:style>
    <style:style style:name="P3" style:family="paragraph" style:parent-style-name="Heading_20_3">
      <style:text-properties style:font-name="Times New Roman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>
      <style:text-properties style:font-name="Times New Roman"/>
    </style:style>
    <style:style style:name="T1" style:family="text">
      <style:text-properties style:font-name="Gentium Book Basic"/>
    </style:style>
    <style:style style:name="T2" style:family="text">
      <style:text-properties style:font-name="Comic Sans MS"/>
    </style:style>
    <style:style style:name="T3" style:family="text">
      <style:text-properties style:font-name="Times New Roman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kumentace Databáze Banka</text:h>
      <text:h text:style-name="P2" text:outline-level="2">Přehled</text:h>
      <text:p text:style-name="P15">Tato dokumentace poskytuje přehled o struktuře a funkci databáze Banka. Databáze byla vytvořena k uchování a správě informací týkajících se poboček banky, zaměstnanců, účtů, klientů a operací.</text:p>
      <text:h text:style-name="P2" text:outline-level="2">Databázový Systém</text:h>
      <text:p text:style-name="P15">Databáze byla navržena pro použití s databázovým systémem MySQL. Tento systém umožňuje efektivní ukládání, zpracování a získávání dat.</text:p>
      <text:h text:style-name="P2" text:outline-level="2">Struktura Tabulek</text:h>
      <text:h text:style-name="P3" text:outline-level="3">Pobočky</text:h>
      <text:list text:style-name="L1">
        <text:list-item>
          <text:p text:style-name="P6"><text:span text:style-name="Strong_20_Emphasis"><text:span text:style-name="T3">Pobocka_id</text:span></text:span><text:span text:style-name="T3"> (Primární klíč, Auto Increment, INT): Unikátní identifikátor každé pobočky banky.</text:span></text:p>
        </text:list-item>
        <text:list-item>
          <text:p text:style-name="P6"><text:span text:style-name="Strong_20_Emphasis"><text:span text:style-name="T3">nazev</text:span></text:span><text:span text:style-name="T3"> (VARCHAR): Název pobočky banky.</text:span></text:p>
        </text:list-item>
        <text:list-item>
          <text:p text:style-name="P5"><text:span text:style-name="Strong_20_Emphasis"><text:span text:style-name="T3">adresa</text:span></text:span><text:span text:style-name="T3"> (VARCHAR): Adresa pobočky banky.</text:span></text:p>
        </text:list-item>
      </text:list>
      <text:h text:style-name="P3" text:outline-level="3">Zaměstnanci</text:h>
      <text:list text:style-name="L2">
        <text:list-item>
          <text:p text:style-name="P8"><text:span text:style-name="Strong_20_Emphasis"><text:span text:style-name="T3">Zamestnanec_id</text:span></text:span><text:span text:style-name="T3"> (Primární klíč, Auto Increment, INT): Unikátní identifikátor každého zaměstnance.</text:span></text:p>
        </text:list-item>
        <text:list-item>
          <text:p text:style-name="P8"><text:span text:style-name="Strong_20_Emphasis"><text:span text:style-name="T3">Pobocka_id</text:span></text:span><text:span text:style-name="T3"> (Cizí klíč odkazující na Pobočky, INT): Identifikátor pobočky banky, kde zaměstnanec pracuje.</text:span></text:p>
        </text:list-item>
        <text:list-item>
          <text:p text:style-name="P8"><text:span text:style-name="Strong_20_Emphasis"><text:span text:style-name="T3">Ucet_id</text:span></text:span><text:span text:style-name="T3"> (Cizí klíč odkazující na Účty, INT): Identifikátor účtu spojeného se zaměstnancem.</text:span></text:p>
        </text:list-item>
        <text:list-item>
          <text:p text:style-name="P8"><text:span text:style-name="Strong_20_Emphasis"><text:span text:style-name="T3">jmeno</text:span></text:span><text:span text:style-name="T3"> (VARCHAR): Křestní jméno zaměstnance.</text:span></text:p>
        </text:list-item>
        <text:list-item>
          <text:p text:style-name="P7"><text:span text:style-name="Strong_20_Emphasis"><text:span text:style-name="T3">prijmeni</text:span></text:span><text:span text:style-name="T3"> (VARCHAR): Příjmení zaměstnance.</text:span></text:p>
        </text:list-item>
      </text:list>
      <text:h text:style-name="P3" text:outline-level="3">Účty</text:h>
      <text:list text:style-name="L3">
        <text:list-item>
          <text:p text:style-name="P10"><text:span text:style-name="Strong_20_Emphasis"><text:span text:style-name="T3">Ucet_id</text:span></text:span><text:span text:style-name="T3"> (Primární klíč, Auto Increment, INT): Unikátní identifikátor každého účtu.</text:span></text:p>
        </text:list-item>
        <text:list-item>
          <text:p text:style-name="P10"><text:span text:style-name="Strong_20_Emphasis"><text:span text:style-name="T3">Klient_id</text:span></text:span><text:span text:style-name="T3"> (Cizí klíč odkazující na Klienty, INT): Identifikátor klienta spojeného s účtem.</text:span></text:p>
        </text:list-item>
        <text:list-item>
          <text:p text:style-name="P10"><text:span text:style-name="Strong_20_Emphasis"><text:span text:style-name="T3">cislo_uctu</text:span></text:span><text:span text:style-name="T3"> (INT): Číslo účtu.</text:span></text:p>
        </text:list-item>
        <text:list-item>
          <text:p text:style-name="P10"><text:span text:style-name="Strong_20_Emphasis"><text:span text:style-name="T3">pocatecni_zustatek</text:span></text:span><text:span text:style-name="T3"> (INT): Počáteční zůstatek na účtu.</text:span></text:p>
        </text:list-item>
        <text:list-item>
          <text:p text:style-name="P9"><text:span text:style-name="Strong_20_Emphasis"><text:span text:style-name="T3">datum_vytvoreni</text:span></text:span><text:span text:style-name="T3"> (DATE): Datum vytvoření účtu.</text:span></text:p>
        </text:list-item>
      </text:list>
      <text:h text:style-name="P3" text:outline-level="3">Klienti</text:h>
      <text:list text:style-name="L4">
        <text:list-item>
          <text:p text:style-name="P12"><text:span text:style-name="Strong_20_Emphasis"><text:span text:style-name="T3">Klient_id</text:span></text:span><text:span text:style-name="T3"> (Primární klíč, Auto Increment, INT): Unikátní identifikátor každého klienta.</text:span></text:p>
        </text:list-item>
        <text:list-item>
          <text:p text:style-name="P12"><text:span text:style-name="Strong_20_Emphasis"><text:span text:style-name="T3">jmeno</text:span></text:span><text:span text:style-name="T3"> (VARCHAR): Křestní jméno klienta.</text:span></text:p>
        </text:list-item>
        <text:list-item>
          <text:p text:style-name="P11"><text:span text:style-name="Strong_20_Emphasis"><text:span text:style-name="T3">prijmeni</text:span></text:span><text:span text:style-name="T3"> (VARCHAR): Příjmení klienta.</text:span></text:p>
        </text:list-item>
      </text:list>
      <text:h text:style-name="P3" text:outline-level="3">Operace</text:h>
      <text:list text:style-name="L5">
        <text:list-item>
          <text:p text:style-name="P14"><text:span text:style-name="Strong_20_Emphasis"><text:span text:style-name="T3">Operace_id</text:span></text:span><text:span text:style-name="T3"> (Primární klíč, Auto Increment, INT): Unikátní identifikátor každé operace.</text:span></text:p>
        </text:list-item>
        <text:list-item>
          <text:p text:style-name="P14"><text:soft-page-break/><text:span text:style-name="Strong_20_Emphasis"><text:span text:style-name="T3">Zamestnanec_id</text:span></text:span><text:span text:style-name="T3"> (Cizí klíč odkazující na Zaměstnance, INT): Identifikátor zaměstnance provádějícího operaci.</text:span></text:p>
        </text:list-item>
        <text:list-item>
          <text:p text:style-name="P14"><text:span text:style-name="Strong_20_Emphasis"><text:span text:style-name="T3">Ucet_id</text:span></text:span><text:span text:style-name="T3"> (Cizí klíč odkazující na Účty, INT): Identifikátor účtu spojeného s operací.</text:span></text:p>
        </text:list-item>
        <text:list-item>
          <text:p text:style-name="P14"><text:span text:style-name="Strong_20_Emphasis"><text:span text:style-name="T3">typ_operace</text:span></text:span><text:span text:style-name="T3"> (ENUM): Typ operace (Vklad, Vyber, Prevod).</text:span></text:p>
        </text:list-item>
        <text:list-item>
          <text:p text:style-name="P14"><text:span text:style-name="Strong_20_Emphasis"><text:span text:style-name="T3">datum_operace</text:span></text:span><text:span text:style-name="T3"> (DATE): Datum operace.</text:span></text:p>
        </text:list-item>
        <text:list-item>
          <text:p text:style-name="P14"><text:span text:style-name="Strong_20_Emphasis"><text:span text:style-name="T3">cislo_zdroj_uctu</text:span></text:span><text:span text:style-name="T3"> (INT): Číslo zdrojového účtu.</text:span></text:p>
        </text:list-item>
        <text:list-item>
          <text:p text:style-name="P14"><text:span text:style-name="Strong_20_Emphasis"><text:span text:style-name="T3">cislo_cil_uctu</text:span></text:span><text:span text:style-name="T3"> (INT): Číslo cílového účtu.</text:span></text:p>
        </text:list-item>
        <text:list-item>
          <text:p text:style-name="P13"><text:span text:style-name="Strong_20_Emphasis"><text:span text:style-name="T3">castka</text:span></text:span><text:span text:style-name="T3"> (INT): Částka zapojená v operaci.</text:span></text:p>
        </text:list-item>
      </text:list>
      <text:h text:style-name="P2" text:outline-level="2">Pohledy</text:h>
      <text:h text:style-name="P3" text:outline-level="3">soucet_zustatku</text:h>
      <text:p text:style-name="P15">Tento pohled spočítá součet počátečních zůstatků na účtech pro konkrétního klienta.</text:p>
      <text:h text:style-name="P3" text:outline-level="3">soucet_transakci</text:h>
      <text:p text:style-name="P15">Tento pohled spočítá součet částek transakcí prováděných konkrétním zaměstnancem.</text:p>
      <text:h text:style-name="P2" text:outline-level="2">Závěr</text:h>
      <text:p text:style-name="P15">Databáze "Banka" byla navržena k efektivnímu řízení a uchovávání informací týkajících se bankovních operací. Poskytnuté SQL příkazy umožňují vytvářet a manipulovat s tabulkami, definovat vztahy mezi nimi a využívat pohledy pro analýzu dat a získání potřebných informací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22:40:38.364000000</meta:creation-date>
    <dc:date>2023-08-28T22:42:07.153000000</dc:date>
    <meta:editing-duration>PT1M29S</meta:editing-duration>
    <meta:editing-cycles>1</meta:editing-cycles>
    <meta:document-statistic meta:table-count="0" meta:image-count="0" meta:object-count="0" meta:page-count="2" meta:paragraph-count="42" meta:word-count="324" meta:character-count="2430" meta:non-whitespace-character-count="2172"/>
    <meta:generator>LibreOffice/7.5.4.2$Windows_X86_64 LibreOffice_project/36ccfdc35048b057fd9854c757a8b67ec53977b6</meta:generator>
  </office:meta>
</office:document-meta>
</file>